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 fo:language="pt" fo:country="PT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 fo:language="pt" fo:country="PT"/>
    </style:style>
    <style:style style:name="P3" style:parent-style-name="Normal" style:family="paragraph">
      <style:text-properties fo:font-size="20pt" style:font-size-asian="20pt" style:font-size-complex="20pt" fo:language="pt" fo:country="PT"/>
    </style:style>
    <style:style style:name="P4" style:parent-style-name="Normal" style:family="paragraph">
      <style:text-properties fo:font-size="16pt" style:font-size-asian="16pt" style:font-size-complex="16pt" fo:language="pt" fo:country="PT"/>
    </style:style>
    <style:style style:name="P5" style:parent-style-name="Normal" style:family="paragraph">
      <style:text-properties fo:font-size="16pt" style:font-size-asian="16pt" style:font-size-complex="16pt" fo:language="pt" fo:country="PT"/>
    </style:style>
    <style:style style:name="P6" style:parent-style-name="Normal" style:family="paragraph">
      <style:text-properties fo:font-size="16pt" style:font-size-asian="16pt" style:font-size-complex="16pt" fo:language="pt" fo:country="PT"/>
    </style:style>
    <style:style style:name="P7" style:parent-style-name="Normal" style:family="paragraph">
      <style:text-properties fo:font-size="16pt" style:font-size-asian="16pt" style:font-size-complex="16pt" fo:language="pt" fo:country="PT"/>
    </style:style>
    <style:style style:name="P8" style:parent-style-name="Normal" style:family="paragraph">
      <style:text-properties fo:font-size="16pt" style:font-size-asian="16pt" style:font-size-complex="16pt" fo:language="pt" fo:country="PT"/>
    </style:style>
    <style:style style:name="T9" style:parent-style-name="Tipodeletrapredefinidodoparágrafo" style:family="text">
      <style:text-properties fo:font-size="20pt" style:font-size-asian="20pt" style:font-size-complex="20pt" fo:language="pt" fo:country="PT"/>
    </style:style>
    <style:style style:name="P10" style:parent-style-name="Normal" style:family="paragraph">
      <style:text-properties fo:font-size="16pt" style:font-size-asian="16pt" style:font-size-complex="16pt" fo:language="pt" fo:country="PT"/>
    </style:style>
    <style:style style:name="P11" style:parent-style-name="Normal" style:family="paragraph">
      <style:text-properties fo:font-size="16pt" style:font-size-asian="16pt" style:font-size-complex="16pt" fo:language="pt" fo:country="PT"/>
    </style:style>
    <style:style style:name="T12" style:parent-style-name="Tipodeletrapredefinidodoparágrafo" style:family="text">
      <style:text-properties fo:font-size="12pt" style:font-size-asian="12pt" style:font-size-complex="12pt" fo:language="pt" fo:country="PT"/>
    </style:style>
  </office:automatic-styles>
  <office:body>
    <office:text text:use-soft-page-breaks="true">
      <text:p text:style-name="P1">Trabalho Pratico Final</text:p>
      <text:p text:style-name="P2"/>
      <text:p text:style-name="P3">Introdução ao trabalho</text:p>
      <text:p text:style-name="P4">Este trabalho tem como objetivo de apresentar informações sobre a medicina veterinária, neste caso oque é a medicina veterinária, informações necessárias tais como licenciaturas, incluindo historia sobre a mesma, maquinas utilizadas para tratamentos e analises de animais, incluindo algumas imagens correspondentes a<text:s/>mesma, e<text:s/>sensibilizar para os maus tratos e abandono de animais e organizações não governamentais que podemos contactar em situações que vemos a acontecer para reportar imediatamente.</text:p>
      <text:p text:style-name="P5">A<text:s/>página<text:s/>inicial<text:s/>sendo<text:s/>esta chamada<text:s/>índex, será a<text:s/>página<text:s/>central do trabalho com poucas informações e<text:s/>botões<text:s/>de navegação que levaram as outras<text:s/>páginas.</text:p>
      <text:p text:style-name="P6">A segunda<text:s/>página<text:s/>será uma<text:s/>página<text:s/>sobre o que é a medicina<text:s/>veterinária, licenciaturas por volta da mesma<text:s/>área<text:s/>e<text:s/>história.</text:p>
      <text:p text:style-name="P7">A terceira<text:s/>página<text:s/>demonstra algumas<text:s/>máquinas<text:s/>enormes utilizadas para analise do corpo do animal tal como por exemplo uma<text:s/>máquina<text:s/>de eletrocardiograma.</text:p>
      <text:p text:style-name="P8">Por<text:s/>último<text:s/>e não menos importante, até pelo<text:s/>contrário<text:s/>a<text:s/>página<text:s/>mais importante de todas, a<text:s/>página<text:s/>de<text:s/>maus-tratos<text:s/>aos animais e algumas organizações que devermos contactar.</text:p>
      <text:p text:style-name="Normal"><text:span text:style-name="T9">Interface do utilizador</text:span></text:p>
      <text:p text:style-name="P10">De seguida tenho apenas um comentário a fazer pois fui capaz de melhorar ligeiramente a interface gráfica e até criar um botão de voltar para a página inicial.</text:p>
      <text:p text:style-name="P11"/>
      <text:p text:style-name="Normal"><text:span text:style-name="T12">Hugo Teixeira Martins / A043898 / Turma A / Informátic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1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o Teixeira Martins</meta:initial-creator>
    <dc:creator>Hugo Teixeira Martins</dc:creator>
    <meta:creation-date>2023-06-28T11:37:00Z</meta:creation-date>
    <dc:date>2023-06-28T15:40:00Z</dc:date>
    <meta:template xlink:href="Normal" xlink:type="simple"/>
    <meta:editing-cycles>1</meta:editing-cycles>
    <meta:editing-duration>PT14580S</meta:editing-duration>
    <meta:document-statistic meta:page-count="1" meta:paragraph-count="2" meta:word-count="206" meta:character-count="1384" meta:row-count="9" meta:non-whitespace-character-count="1180"/>
  </office:meta>
</office:document-meta>
</file>